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Algerian" fo:font-weight="bold" style:font-weight-asian="bold" style:font-weight-complex="bold" fo:color="#5B9BD5" fo:font-size="22pt" style:font-size-asian="22pt" style:font-size-complex="22pt"/>
    </style:style>
    <style:style style:name="P2" style:parent-style-name="Normal" style:list-style-name="LFO2" style:family="paragraph">
      <style:text-properties fo:color="#00B0F0"/>
    </style:style>
    <style:style style:name="P3" style:parent-style-name="Normal" style:family="paragraph">
      <style:text-properties fo:color="#00B0F0"/>
    </style:style>
    <style:style style:name="P4" style:parent-style-name="ListParagraph" style:list-style-name="LFO5" style:family="paragraph">
      <style:text-properties fo:color="#00B0F0"/>
    </style:style>
    <style:style style:name="P5" style:parent-style-name="ListParagraph" style:list-style-name="LFO5" style:family="paragraph">
      <style:text-properties fo:color="#00B0F0"/>
    </style:style>
    <style:style style:name="P6" style:parent-style-name="Normal" style:family="paragraph">
      <style:paragraph-properties fo:margin-left="0.5in">
        <style:tab-stops/>
      </style:paragraph-properties>
    </style:style>
    <style:style style:name="P7" style:parent-style-name="Normal" style:family="paragraph">
      <style:paragraph-properties fo:margin-left="0.5in">
        <style:tab-stops/>
      </style:paragraph-properties>
    </style:style>
    <style:style style:name="P8" style:parent-style-name="Normal" style:family="paragraph">
      <style:paragraph-properties fo:margin-left="0.5in">
        <style:tab-stops/>
      </style:paragraph-properties>
      <style:text-properties fo:color="#00B0F0"/>
    </style:style>
    <style:style style:name="P9" style:parent-style-name="Normal" style:family="paragraph">
      <style:paragraph-properties fo:margin-left="0.5in">
        <style:tab-stops/>
      </style:paragraph-properties>
    </style:style>
    <style:style style:name="T10" style:parent-style-name="DefaultParagraphFont" style:family="text">
      <style:text-properties fo:font-weight="bold" style:font-weight-asian="bold" style:font-weight-complex="bold"/>
    </style:style>
    <style:style style:name="P11" style:parent-style-name="Normal" style:family="paragraph">
      <style:paragraph-properties fo:margin-left="0.5in">
        <style:tab-stops/>
      </style:paragraph-properties>
    </style:style>
    <style:style style:name="P12" style:parent-style-name="ListParagraph" style:list-style-name="LFO9" style:family="paragraph">
      <style:text-properties fo:color="#00B0F0"/>
    </style:style>
    <style:style style:name="P13" style:parent-style-name="ListParagraph" style:family="paragraph">
      <style:paragraph-properties fo:margin-left="0.75in">
        <style:tab-stops/>
      </style:paragraph-properties>
    </style:style>
    <style:style style:name="P14" style:parent-style-name="Normal" style:family="paragraph">
      <style:paragraph-properties fo:margin-left="0.5in">
        <style:tab-stops/>
      </style:paragraph-properties>
    </style:style>
    <style:style style:name="P15" style:parent-style-name="ListParagraph" style:list-style-name="LFO9" style:family="paragraph">
      <style:text-properties fo:color="#00B0F0"/>
    </style:style>
    <style:style style:name="P16" style:parent-style-name="ListParagraph" style:family="paragraph">
      <style:text-properties fo:color="#00B0F0"/>
    </style:style>
    <style:style style:name="P17" style:parent-style-name="Normal" style:family="paragraph">
      <style:text-properties fo:color="#00B0F0"/>
    </style:style>
    <style:style style:name="T18" style:parent-style-name="DefaultParagraphFont" style:family="text">
      <style:text-properties fo:color="#00B0F0"/>
    </style:style>
    <style:style style:name="P19" style:parent-style-name="Normal" style:family="paragraph">
      <style:paragraph-properties fo:margin-left="0.5in">
        <style:tab-stops/>
      </style:paragraph-properties>
      <style:text-properties fo:color="#00B0F0"/>
    </style:style>
  </office:automatic-styles>
  <office:body>
    <office:text text:use-soft-page-breaks="true">
      <text:p text:style-name="P1">Assignments 2</text:p>
      <text:list text:style-name="LFO2" text:continue-numbering="true">
        <text:list-item>
          <text:p text:style-name="P2">would you say that Deep Blue was intelligent? Explain.</text:p>
        </text:list-item>
      </text:list>
      <text:p text:style-name="Normal">Ans: Deep Blue was a super powerful computer that could play chess well, but it wasn’t truly smart. It didn’t understand the game or learn from experience like a human would. It just followed the instructions it was given and used its speed to calculate millions of moves fast. So, while Deep Blue could beat humans at chess, it wasn’t intelligent—it was just a very fast calculator for chess moves.</text:p>
      <text:p text:style-name="Normal"/>
      <text:p text:style-name="P3">2<text:s text:c="5"/>what contributed to Deep Blue's success and how? Who/what should get credit for it?</text:p>
      <text:p text:style-name="Normal">Ans:<text:s/>Deep Blue’s success came from a mix of powerful hardware, smart software, and help from chess experts. Its super-fast processors could<text:s/>analyze<text:s/>millions of moves per second, while IBM’s programmers built software with strategies specifically for chess. Chess masters also helped train Deep Blue by adding expert moves and tactics. Together, the IBM engineers, programmers, and chess experts all deserve credit for making Deep Blue strong enough to beat a world champion like Kasparov.</text:p>
      <text:p text:style-name="Normal"/>
      <text:list text:style-name="LFO5" text:continue-numbering="true">
        <text:list-item>
          <text:p text:style-name="P4">What implications do you think such digital assistants will have for people?</text:p>
        </text:list-item>
      </text:list>
      <text:p text:style-name="Normal">Ans:<text:s/>Digital assistants like Google Duplex can have a big impact on people’s lives. They can save time by handling simple tasks like making appointments or checking hours, so we don’t have to do them ourselves. This can make our lives easier, especially for busy people. However, there are some concerns too. If people can’t tell they’re talking to an AI, it might lead to confusion or distrust. Additionally, as AI gets better, some jobs that involve customer service or scheduling might change or disappear. Overall, while digital assistants can be very helpful, it’s important to think about how they affect our interactions and jobs.</text:p>
      <text:p text:style-name="Normal"/>
      <text:list text:style-name="LFO5" text:continue-numbering="true">
        <text:list-item>
          <text:p text:style-name="P5">What opportunities could it open for businesses?</text:p>
        </text:list-item>
      </text:list>
      <text:p text:style-name="P6">Digital assistants like Google Duplex can create many opportunities for businesses. First, they can help improve customer service by quickly handling calls and making appointments, allowing employees to focus on more important tasks. This can lead to happier customers who get better service. Second, businesses can save time and money by using AI to automate routine tasks instead of hiring more staff. This can help small businesses compete with larger ones. Finally, using AI can make businesses more efficient and allow them to reach more customers, as they can handle more inquiries without needing to increase staff. Overall, these tools can help businesses grow and operate more smoothly.</text:p>
      <text:p text:style-name="P7"/>
      <text:p text:style-name="P8"><text:line-break/>5. Is Google Duplex narrow, general or super AI? Explain.</text:p>
      <text:p text:style-name="P9">Ans:<text:s/>Google Duplex is considered<text:s/><text:span text:style-name="T10">narrow AI</text:span>, which means it is designed for a specific task—making phone calls to book appointments or check information. It can do this very well, sounding like a human and handling simple conversations. However, it doesn’t have the<text:s/><text:soft-page-break/>ability to think or learn outside of its specific functions. Unlike general AI, which can understand and learn about many different topics and tasks like a human, or super AI, which would be smarter than humans, Duplex only focuses on phone calls and related tasks. So, while it is impressive, it is not a general or super AI.</text:p>
      <text:p text:style-name="P11"/>
      <text:list text:style-name="LFO9" text:continue-numbering="true">
        <text:list-item>
          <text:p text:style-name="P12">What impressed you most in this demo?</text:p>
        </text:list-item>
      </text:list>
      <text:p text:style-name="P13">Ans:<text:s/>What impressed me most about the Google Duplex demo was how natural and human-like the AI sounded when making phone calls. It was amazing to hear it use everyday language, including pauses and filler words like “um” and “uh,” which made it seem more real. The way Duplex could handle different responses and keep the conversation going smoothly showed how advanced the technology is. It was surprising to see an AI manage a conversation so well, making it feel less like a robot and more like a person on the other end of the line. This made me realize how useful and powerful digital assistants can become in our everyday lives.</text:p>
      <text:p text:style-name="P14"/>
      <text:list text:style-name="LFO9" text:continue-numbering="true">
        <text:list-item>
          <text:p text:style-name="P15">What does the author have to say about the importance of the Turing test?</text:p>
        </text:list-item>
      </text:list>
      <text:p text:style-name="ListParagraph">Ans:<text:s/>The author emphasizes that the Turing Test is important because it helps us understand what it means for a machine to think and behave like a human. By testing whether a machine can convince a person that it is human, we can explore the limits of artificial intelligence. The Turing Test encourages discussions about intelligence, understanding, and consciousness, pushing us to think about how machines might interact with us in the future. Even though passing the test doesn’t mean a machine truly thinks, it raises important questions about the relationship between humans and technology, helping us consider the potential and challenges of AI.</text:p>
      <text:p text:style-name="P16"><text:line-break/><text:line-break/>8. How is the Turing test conducted?</text:p>
      <text:p text:style-name="ListParagraph">Ans:<text:s/>The Turing Test is conducted by having a human judge engage in a conversation with two participants: one is a machine (like a computer program), and the other is a human. The judge communicates with both participants through text, so they can’t see or hear them. During the conversation, the judge asks questions and receives answers. If the judge cannot tell which participant is the machine and which is the human based on their responses, the machine is said to have passed the Turing Test. The goal is to see if the machine can mimic human-like conversation well enough to trick the judge into thinking it’s a person.</text:p>
      <text:p text:style-name="ListParagraph"/>
      <text:p text:style-name="P17"><text:s text:c="13"/>9. What Turing Predicted would happen by 2000? Did it happen in your opinion?</text:p>
      <text:p text:style-name="Normal"><text:s text:c="12"/>Ans:<text:s/>In his 1950 paper, Alan Turing predicted that by the year 2000, computers would be able to hold conversations with humans that would be so convincing that a person would not be able to tell if they were speaking to a machine or a human for a significant amount of time. While we have made great advancements in artificial intelligence, I don't think we fully reached Turing's prediction. Today, AI can hold conversations that seem quite natural, but there are still moments when it becomes clear that it’s not human, especially in complex or emotional discussions. So, while we’ve come far, we haven’t completely achieved what Turing predicted.</text:p>
      <text:soft-page-break/>
      <text:p text:style-name="Normal"><text:span text:style-name="T18">10. What parts of Mitsuku's 2016 transcript resemble human conversation the most?</text:span><text:line-break/><text:line-break/>Ans:<text:s/>In Mitsuku's 2016 transcript, parts that resemble human conversation the most are when it uses casual language and responds to questions in a friendly and relatable way. Mitsuku can make jokes, express opinions, and even ask follow-up questions, which makes the conversation feel more natural. For example, when it engages in small talk or responds to personal questions with humor, it feels like talking to a real person. Additionally, Mitsuku's ability to handle different topics and keep the conversation going shows how well it mimics human interactions. These elements help create a more engaging and lifelike conversation experience.</text:p>
      <text:p text:style-name="Normal"/>
      <text:p text:style-name="P19">11.<text:s/>Who was Eugene Goostman?</text:p>
      <text:p text:style-name="Normal">Ans:<text:s/>Eugene Goostman is a chatbot that was created to simulate a 13-year-old boy from Ukraine. It became famous in 2014 when it was claimed to have passed the Turing Test by convincing some judges that it was human during conversations. The creators designed Eugene to have a playful personality and to use slang and humor, making it more relatable. While some people believed Eugene was successful in tricking judges, others pointed out that its responses sometimes revealed it was just a machine. Eugene Goostman’s performance sparked discussions about the capabilities of AI and what it means to truly think like a hum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ranjeet singh</meta:initial-creator>
    <dc:creator>simranjeet singh</dc:creator>
    <meta:creation-date>2024-11-04T15:36:00Z</meta:creation-date>
    <dc:date>2024-11-04T16:00:00Z</dc:date>
    <meta:template xlink:href="Normal" xlink:type="simple"/>
    <meta:editing-cycles>3</meta:editing-cycles>
    <meta:editing-duration>PT1440S</meta:editing-duration>
    <meta:user-defined meta:name="GrammarlyDocumentId">581b077b-0453-4dda-b931-e5ea06d971bc</meta:user-defined>
    <meta:document-statistic meta:page-count="3" meta:paragraph-count="23" meta:word-count="1221" meta:character-count="7344" meta:row-count="97" meta:non-whitespace-character-count="6146"/>
  </office:meta>
</office:document-meta>
</file>